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0ee57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5e85e5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<text:span text:style-name="T8"><text:text-input text:description="">{{ matter['matterId'] }}</text:text-input></text:span></text:p>
            <text:p text:style-name="P21"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5"/>
      <text:p text:style-name="P25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3">Yours <text:text-input text:description="">{{ valediction }}</text:text-input></text:p>
            <text:p text:style-name="P32">Evolution Lawyers</text:p>
            <text:p text:style-name="P26"/>
            <text:p text:style-name="P26"/>
            <text:p text:style-name="P26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28"><text:text-input text:description="">{{ mappings.sender[sender].phone }}</text:text-input></text:p>
            <text:p text:style-name="P30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8T16:48:14.731262000</dc:date>
    <meta:editing-duration>P2DT21H37M12S</meta:editing-duration>
    <meta:editing-cycles>32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64" meta:character-count="1807" meta:non-whitespace-character-count="1628"/>
  </office:meta>
</office:document-meta>
</file>